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Open Sans" svg:font-family="Open Sans" style:font-family-generic="system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główek1" style:master-page-name="MP0" style:family="paragraph">
      <style:paragraph-properties fo:break-before="page"/>
      <style:text-properties style:font-name="inherit" fo:text-transform="uppercase" fo:color="#BF2329" fo:font-size="12.5pt" style:font-size-asian="12.5pt"/>
    </style:style>
    <style:style style:name="P2" style:parent-style-name="Textbody" style:family="paragraph">
      <style:text-properties style:font-name="inherit" fo:font-weight="bold" style:font-weight-asian="bold" fo:text-transform="uppercase" fo:color="#BF2329" fo:font-size="12.5pt" style:font-size-asian="12.5pt"/>
    </style:style>
    <style:style style:name="T3" style:parent-style-name="StrongEmphasis" style:family="text">
      <style:text-properties style:font-name="Open Sans" fo:color="#333333" fo:font-size="9.5pt" style:font-size-asian="9.5pt" fo:language="en" fo:country="US"/>
    </style:style>
    <style:style style:name="T4" style:parent-style-name="StrongEmphasis" style:family="text">
      <style:text-properties style:font-name="Open Sans" fo:font-weight="bold" style:font-weight-asian="bold" fo:color="#333333" fo:font-size="15.5pt" style:font-size-asian="15.5pt" fo:language="en" fo:country="US"/>
    </style:style>
    <style:style style:name="P5" style:parent-style-name="Textbody" style:family="paragraph">
      <style:text-properties style:font-name="Open Sans" fo:font-weight="bold" style:font-weight-asian="bold" fo:color="#BF2329" fo:font-size="12.5pt" style:font-size-asian="12.5pt" fo:language="en" fo:country="US"/>
    </style:style>
    <style:style style:name="P6" style:parent-style-name="Nagłówek4" style:family="paragraph">
      <style:paragraph-properties fo:margin-top="0in" fo:margin-bottom="0.1041in" style:line-height-at-least="0.1875in"/>
      <style:text-properties style:font-name="inherit" fo:text-transform="uppercase" fo:color="#BF2329" fo:font-size="12.5pt" style:font-size-asian="12.5pt" fo:language="en" fo:country="US"/>
    </style:style>
    <style:style style:name="S1" style:family="section">
      <style:section-properties fo:margin-left="0in" fo:margin-right="0in" style:writing-mode="lr-tb"/>
    </style:style>
    <style:style style:name="P7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S2" style:family="section">
      <style:section-properties fo:margin-left="0in" fo:margin-right="0in" style:writing-mode="lr-tb"/>
    </style:style>
    <style:style style:name="P8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9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P10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11" style:parent-style-name="Textbody" style:family="paragraph">
      <style:paragraph-properties fo:margin-bottom="0in" style:line-height-at-least="0.1875in" fo:margin-right="0.0208in"/>
    </style:style>
    <style:style style:name="T1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1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3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7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7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7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8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8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8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8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8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8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86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8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8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8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9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9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9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9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9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9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9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97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9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9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0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0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0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0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0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0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0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0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0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0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1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1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1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1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1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1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1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1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1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1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2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2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2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2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2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2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2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2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2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2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3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S3" style:family="section">
      <style:section-properties fo:margin-left="0in" fo:margin-right="0in" style:writing-mode="lr-tb"/>
    </style:style>
    <style:style style:name="P131" style:parent-style-name="Textbody" style:family="paragraph">
      <style:paragraph-properties fo:margin-bottom="0.1041in" style:line-height-at-least="0.1875in"/>
      <style:text-properties style:font-name="Open Sans" fo:color="#333333" fo:font-size="9.5pt" style:font-size-asian="9.5pt" fo:language="en" fo:country="US"/>
    </style:style>
    <style:style style:name="P132" style:parent-style-name="Textbody" style:family="paragraph">
      <style:text-properties style:font-name="inherit" fo:font-weight="bold" style:font-weight-asian="bold" fo:text-transform="uppercase" fo:color="#BF2329" fo:font-size="12.5pt" style:font-size-asian="12.5pt" fo:language="en" fo:country="US"/>
    </style:style>
    <style:style style:name="P133" style:parent-style-name="Nagłówek4" style:family="paragraph">
      <style:text-properties style:font-name="inherit" fo:text-transform="uppercase" fo:color="#BF2329" fo:font-size="12.5pt" style:font-size-asian="12.5pt" fo:language="en" fo:country="US"/>
    </style:style>
    <style:style style:name="S4" style:family="section">
      <style:section-properties fo:margin-left="0in" fo:margin-right="0in" style:writing-mode="lr-tb"/>
    </style:style>
    <style:style style:name="P134" style:parent-style-name="Textbody" style:family="paragraph">
      <style:paragraph-properties fo:margin-bottom="0.1041in" style:line-height-at-least="0.1875in"/>
      <style:text-properties style:font-name="Open Sans" fo:color="#333333" fo:font-size="8pt" style:font-size-asian="8pt" fo:language="en" fo:country="US"/>
    </style:style>
    <style:style style:name="P135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S5" style:family="section">
      <style:section-properties fo:margin-left="0in" fo:margin-right="0in" style:writing-mode="lr-tb"/>
    </style:style>
    <style:style style:name="P136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137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P138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139" style:parent-style-name="Textbody" style:family="paragraph">
      <style:paragraph-properties fo:margin-bottom="0in" style:line-height-at-least="0.1875in" fo:margin-right="0.0208in"/>
    </style:style>
    <style:style style:name="T140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4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4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4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4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4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4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47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4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4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5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5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5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5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5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5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5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5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5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5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6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6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6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6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6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6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6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6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6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6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7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7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7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7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7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7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7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7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7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7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8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8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8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8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8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8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8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87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8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8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9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9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9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93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19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9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9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97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19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19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0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0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0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03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0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0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06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0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0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0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1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1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1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1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1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1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16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1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1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1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2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2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2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2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2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2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2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S6" style:family="section">
      <style:section-properties fo:margin-left="0in" fo:margin-right="0in" style:writing-mode="lr-tb"/>
    </style:style>
    <style:style style:name="P227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228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P229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230" style:parent-style-name="Textbody" style:family="paragraph">
      <style:paragraph-properties fo:margin-bottom="0in" style:line-height-at-least="0.1875in" fo:margin-right="0.0208in"/>
    </style:style>
    <style:style style:name="T231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3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33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3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3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3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3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3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3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4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4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4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4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4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4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4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4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4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4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5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5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5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5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5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5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5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5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5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5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6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6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6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6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6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6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6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67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6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6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7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7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7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7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7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75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7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77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7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7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8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8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8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8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8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8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8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8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8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8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9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9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29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9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9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9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9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97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29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29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0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0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0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0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0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05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0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07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0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0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1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1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1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1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1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1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1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1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1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1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20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2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2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2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2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2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2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27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2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2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3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3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3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3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3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35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3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37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3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3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4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4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4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43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4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4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4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4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4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4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50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5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5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5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5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5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5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57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5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5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6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6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6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6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6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6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6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6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6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6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7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7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7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7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7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7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76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7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7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7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8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8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8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83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8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8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8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8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8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8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90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39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9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39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9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9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9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9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9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39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0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0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0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0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0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0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06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0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0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0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1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1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1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13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1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1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1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1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1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1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20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2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2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2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2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2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2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2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2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2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3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31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3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33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3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3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3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3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3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3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4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41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4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43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4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4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4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4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4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4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5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5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5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5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5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55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5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57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5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5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6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6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6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63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6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6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6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6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6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6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70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7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7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7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7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7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7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77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7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7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8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8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8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8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8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8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8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8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8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8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9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9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9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9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94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49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96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49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9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49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0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S7" style:family="section">
      <style:section-properties fo:margin-left="0in" fo:margin-right="0in" style:writing-mode="lr-tb"/>
    </style:style>
    <style:style style:name="P501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502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P503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504" style:parent-style-name="Textbody" style:family="paragraph">
      <style:paragraph-properties fo:margin-bottom="0in" style:line-height-at-least="0.1875in" fo:margin-right="0.0208in"/>
    </style:style>
    <style:style style:name="T505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0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07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0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0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1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1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1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1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14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1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16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1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1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1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2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2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2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23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2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2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2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2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2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2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3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3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3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33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3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3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3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3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3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3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4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4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4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43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4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4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4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4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4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4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5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5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5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5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5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5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5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5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5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5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6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6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6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6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6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6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6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6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6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6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7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7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72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7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7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7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7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7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7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7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8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81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8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83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8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8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8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87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58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58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S8" style:family="section">
      <style:section-properties fo:margin-left="0in" fo:margin-right="0in" style:writing-mode="lr-tb"/>
    </style:style>
    <style:style style:name="P590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591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P592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593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S9" style:family="section">
      <style:section-properties fo:margin-left="0in" fo:margin-right="0in" style:writing-mode="lr-tb"/>
    </style:style>
    <style:style style:name="P594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595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P596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597" style:parent-style-name="Textbody" style:family="paragraph">
      <style:paragraph-properties fo:margin-bottom="0in" style:line-height-at-least="0.1875in" fo:margin-right="0.0208in"/>
    </style:style>
    <style:style style:name="T59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59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0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0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0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0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0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0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0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0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0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0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1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1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1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1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1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1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1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1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1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1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2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2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2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2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2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2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2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2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2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2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3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3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3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3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3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3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3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3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3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3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4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41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4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4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4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4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4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4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4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49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5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5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5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5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5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5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56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5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5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5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60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6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6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63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6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65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6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6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6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69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7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7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7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73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7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7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7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77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78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7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8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8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8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8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8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8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8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8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8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8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9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9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9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9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9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69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9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9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69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69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00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70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02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0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04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70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0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0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08" style:parent-style-name="Domyślnaczcionkaakapitu" style:family="text">
      <style:text-properties style:font-name="Open Sans" fo:font-weight="bold" style:font-weight-asian="bold" fo:color="#BF2329" fo:font-size="7pt" style:font-size-asian="7pt" fo:language="en" fo:country="US"/>
    </style:style>
    <style:style style:name="T70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1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11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12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713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14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15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16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17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18" style:parent-style-name="Domyślnaczcionkaakapitu" style:family="text">
      <style:text-properties style:font-name="Open Sans" fo:color="#333333" fo:font-size="9.5pt" style:font-size-asian="9.5pt" style:text-underline-type="single" style:text-underline-style="solid" style:text-underline-width="auto" style:text-underline-mode="continuous" fo:language="en" fo:country="US"/>
    </style:style>
    <style:style style:name="T719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T720" style:parent-style-name="Domyślnaczcionkaakapitu" style:family="text">
      <style:text-properties style:font-name="Open Sans" fo:color="#333333" fo:font-size="9.5pt" style:font-size-asian="9.5pt" fo:language="en" fo:country="US"/>
    </style:style>
    <style:style style:name="S10" style:family="section">
      <style:section-properties fo:margin-left="0in" fo:margin-right="0in" style:writing-mode="lr-tb"/>
    </style:style>
    <style:style style:name="P721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722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P723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724" style:parent-style-name="Nagłówek4" style:family="paragraph">
      <style:paragraph-properties fo:margin-top="0.2083in" fo:margin-bottom="0.052in" fo:line-height="110%"/>
      <style:text-properties style:font-name="inherit" fo:text-transform="uppercase" fo:color="#BF2329" fo:font-size="12.5pt" style:font-size-asian="12.5pt" fo:language="en" fo:country="US"/>
    </style:style>
    <style:style style:name="P725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P726" style:parent-style-name="Textbody" style:family="paragraph">
      <style:paragraph-properties style:line-height-at-least="0.1875in"/>
      <style:text-properties style:font-name="Open Sans" fo:color="#333333" fo:font-size="9.5pt" style:font-size-asian="9.5pt" fo:language="en" fo:country="US"/>
    </style:style>
    <style:style style:name="P727" style:parent-style-name="Nagłówek4" style:family="paragraph">
      <style:paragraph-properties fo:margin-top="0.2083in" fo:margin-bottom="0.052in" fo:line-height="110%"/>
    </style:style>
    <style:style style:name="T728" style:parent-style-name="Domyślnaczcionkaakapitu" style:family="text">
      <style:text-properties style:font-name="inherit" fo:text-transform="uppercase" fo:color="#BF2329" fo:font-size="12.5pt" style:font-size-asian="12.5pt" fo:language="en" fo:country="US"/>
    </style:style>
    <style:style style:name="T729" style:parent-style-name="Domyślnaczcionkaakapitu" style:family="text">
      <style:text-properties style:font-name="inherit" fo:text-transform="uppercase" fo:color="#BF2329" fo:font-size="12.5pt" style:font-size-asian="12.5pt" fo:language="en" fo:country="US"/>
    </style:style>
    <style:style style:name="TableColumn731" style:family="table-column">
      <style:table-column-properties style:column-width="3.3659in" style:use-optimal-column-width="false"/>
    </style:style>
    <style:style style:name="TableColumn732" style:family="table-column">
      <style:table-column-properties style:column-width="3.327in" style:use-optimal-column-width="false"/>
    </style:style>
    <style:style style:name="Table730" style:family="table">
      <style:table-properties style:width="6.693in" fo:margin-left="0in" table:align="lef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35" style:parent-style-name="TableContents" style:family="paragraph">
      <style:paragraph-properties fo:text-align="justify" fo:margin-bottom="0.0416in" fo:margin-left="0.0104in" fo:margin-right="0.0104in">
        <style:tab-stops/>
      </style:paragraph-properties>
      <style:text-properties style:font-name="Georgia" fo:color="#101010" fo:language="en" fo:country="US"/>
    </style:style>
    <style:style style:name="TableCell736" style:family="table-cell">
      <style:table-cell-properties fo:border="none" style:writing-mode="lr-tb" fo:padding-top="0.0194in" fo:padding-left="0.0194in" fo:padding-bottom="0.0194in" fo:padding-right="0.0194in"/>
    </style:style>
    <style:style style:name="P737" style:parent-style-name="TableContents" style:family="paragraph">
      <style:text-properties fo:font-size="2pt" style:font-size-asian="2pt" style:font-size-complex="2pt" fo:language="en" fo:country="US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0" style:parent-style-name="TableContents" style:family="paragraph">
      <style:paragraph-properties fo:text-align="justify" fo:margin-bottom="0.0416in" fo:margin-left="0.0104in" fo:margin-right="0.0104in">
        <style:tab-stops/>
      </style:paragraph-properties>
      <style:text-properties style:font-name="Georgia" fo:color="#101010" fo:language="en" fo:country="US"/>
    </style:style>
    <style:style style:name="TableCell7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2" style:parent-style-name="TableContents" style:family="paragraph">
      <style:paragraph-properties fo:text-align="justify" fo:margin-bottom="0.0416in" fo:margin-left="0.0104in" fo:margin-right="0.0104in">
        <style:tab-stops/>
      </style:paragraph-properties>
    </style:style>
    <style:style style:name="T743" style:parent-style-name="Domyślnaczcionkaakapitu" style:family="text">
      <style:text-properties style:font-name="Georgia" fo:color="#FF0000" fo:language="en" fo:country="US"/>
    </style:style>
    <style:style style:name="T744" style:parent-style-name="Domyślnaczcionkaakapitu" style:family="text">
      <style:text-properties style:font-name="Georgia" fo:color="#101010" fo:language="en" fo:country="US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7" style:parent-style-name="TableContents" style:family="paragraph">
      <style:paragraph-properties fo:text-align="justify" fo:margin-bottom="0.0416in" fo:margin-left="0.0104in" fo:margin-right="0.0104in">
        <style:tab-stops/>
      </style:paragraph-properties>
      <style:text-properties style:font-name="Georgia" fo:color="#101010" fo:language="en" fo:country="US"/>
    </style:style>
    <style:style style:name="TableCell7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9" style:parent-style-name="TableContents" style:family="paragraph">
      <style:paragraph-properties fo:text-align="justify" fo:margin-bottom="0.0416in" fo:margin-left="0.0104in" fo:margin-right="0.0104in">
        <style:tab-stops/>
      </style:paragraph-properties>
      <style:text-properties style:font-name="Georgia" fo:color="#101010" fo:language="en" fo:country="US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2" style:parent-style-name="TableContents" style:family="paragraph">
      <style:paragraph-properties fo:text-align="justify" fo:margin-bottom="0.0416in" fo:margin-left="0.0104in" fo:margin-right="0.0104in">
        <style:tab-stops/>
      </style:paragraph-properties>
      <style:text-properties style:font-name="Georgia" fo:color="#FF0000" fo:language="en" fo:country="US"/>
    </style:style>
    <style:style style:name="TableCell7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54" style:parent-style-name="TableContents" style:family="paragraph">
      <style:paragraph-properties fo:text-align="justify" fo:margin-bottom="0.0416in"/>
    </style:style>
    <style:style style:name="T755" style:parent-style-name="Domyślnaczcionkaakapitu" style:family="text">
      <style:text-properties style:font-name="Georgia" fo:color="#FF0000"/>
    </style:style>
    <style:style style:name="T756" style:parent-style-name="Domyślnaczcionkaakapitu" style:family="text">
      <style:text-properties style:font-name="Georgia" fo:color="#101010"/>
    </style:style>
    <style:style style:name="P757" style:parent-style-name="Textbody" style:family="paragraph">
      <style:paragraph-properties style:line-height-at-least="0.1875in"/>
      <style:text-properties style:font-name="Open Sans" fo:color="#333333" fo:font-size="9.5pt" style:font-size-asian="9.5pt"/>
    </style:style>
    <style:style style:name="S11" style:family="section">
      <style:section-properties fo:margin-left="0in" fo:margin-right="0in" style:writing-mode="lr-tb"/>
    </style:style>
  </office:automatic-styles>
  <office:body>
    <office:text text:use-soft-page-breaks="true">
      <text:h text:style-name="P1" text:outline-level="1"/>
      <text:p text:style-name="P2"/>
      <text:p text:style-name="Textbody"><text:span text:style-name="T3">Jeudi</text:span></text:p>
      <text:h text:style-name="Nagłówek1" text:outline-level="1"><text:span text:style-name="T4">OFFICE DES LAUDES</text:span></text:h>
      <text:p text:style-name="P5"/>
      <text:h text:style-name="P6" text:outline-level="4">INTRODUCTION</text:h>
      <text:section text:name="Sect1" text:style-name="S1">
        <text:soft-page-break/>
        <text:p text:style-name="P7">V/ Seigneur, ouvre mes lèvres, <text:line-break/>R/ et ma bouche publiera ta louange.</text:p>
      </text:section>
      <text:section text:name="Sect2" text:style-name="S2">
        <text:soft-page-break/>
        <text:h text:style-name="P8" text:outline-level="4">ANTIENNE INVITATOIRE</text:h>
        <text:p text:style-name="P9">Le Seigneur est vraiment ressuscité, alléluia !</text:p>
        <text:h text:style-name="P10" text:outline-level="4">PSAUME INVITATOIRE : (94)</text:h>
        <text:p text:style-name="P11"><text:span text:style-name="T12">1</text:span><text:span text:style-name="T13">Venez, crions de j</text:span><text:span text:style-name="T14">o</text:span><text:span text:style-name="T15">ie pour le Seigneur,</text:span><text:span text:style-name="T16"><text:line-break/></text:span><text:span text:style-name="T17">acclamons notre Roch</text:span><text:span text:style-name="T18">e</text:span><text:span text:style-name="T19">r, notre salut !</text:span><text:span text:style-name="T20"><text:line-break/></text:span><text:span text:style-name="T21">2</text:span><text:span text:style-name="T22">Allons jusqu'à lu</text:span><text:span text:style-name="T23">i</text:span><text:span text:style-name="T24"> en rendant grâce,</text:span><text:span text:style-name="T25"><text:line-break/></text:span><text:span text:style-name="T26">par nos hymnes de fête acclamons-le ! </text:span><text:span text:style-name="T27"><text:line-break/></text:span><text:span text:style-name="T28"><text:line-break/></text:span><text:span text:style-name="T29">3</text:span><text:span text:style-name="T30">Oui, le grand Die</text:span><text:span text:style-name="T31">u</text:span><text:span text:style-name="T32">, c'est le Seigneur,</text:span><text:span text:style-name="T33"><text:line-break/></text:span><text:span text:style-name="T34">le grand roi au-dess</text:span><text:span text:style-name="T35">u</text:span><text:span text:style-name="T36">s de tous<text:s/></text:span><text:span text:style-name="T37">les dieux :</text:span><text:span text:style-name="T38"><text:line-break/></text:span><text:span text:style-name="T39">4</text:span><text:span text:style-name="T40">il tient en main les profonde</text:span><text:span text:style-name="T41">u</text:span><text:span text:style-name="T42">rs de la terre,</text:span><text:span text:style-name="T43"><text:line-break/></text:span><text:span text:style-name="T44">et les sommets des mont</text:span><text:span text:style-name="T45">a</text:span><text:span text:style-name="T46">gnes sont à lui ;</text:span><text:span text:style-name="T47"><text:line-break/></text:span><text:span text:style-name="T48">5</text:span><text:span text:style-name="T49">à lui la mer, c'est lu</text:span><text:span text:style-name="T50">i</text:span><text:span text:style-name="T51"> qui l'a faite,</text:span><text:span text:style-name="T52"><text:line-break/></text:span><text:span text:style-name="T53">et les terres, car ses m</text:span><text:span text:style-name="T54">a</text:span><text:span text:style-name="T55">ins les ont pétries. </text:span><text:span text:style-name="T56"><text:line-break/></text:span><text:span text:style-name="T57"><text:line-break/></text:span><text:span text:style-name="T58">6</text:span><text:span text:style-name="T59">Entrez, inclinez-vo</text:span><text:span text:style-name="T60">u</text:span><text:span text:style-name="T61">s, prosternez-vous,</text:span><text:span text:style-name="T62"><text:line-break/></text:span><text:span text:style-name="T63">adorons le Seigne</text:span><text:span text:style-name="T64">u</text:span><text:span text:style-name="T65">r qui no</text:span><text:span text:style-name="T66">us a faits.</text:span><text:span text:style-name="T67"><text:line-break/></text:span><text:span text:style-name="T68">7</text:span><text:span text:style-name="T69">Oui, il </text:span><text:span text:style-name="T70">e</text:span><text:span text:style-name="T71">st notre Dieu ; </text:span><text:span text:style-name="T72">+</text:span><text:span text:style-name="T73"><text:line-break/></text:span><text:span text:style-name="T74">nous sommes le pe</text:span><text:span text:style-name="T75">u</text:span><text:span text:style-name="T76">ple qu'il conduit,</text:span><text:span text:style-name="T77"><text:line-break/></text:span><text:span text:style-name="T78">le troupeau guid</text:span><text:span text:style-name="T79">é</text:span><text:span text:style-name="T80"> par sa main.</text:span><text:span text:style-name="T81"><text:line-break/></text:span><text:span text:style-name="T82"><text:line-break/></text:span><text:span text:style-name="T83">Aujourd'hui écouterez-vo</text:span><text:span text:style-name="T84">u</text:span><text:span text:style-name="T85">s sa parole ? </text:span><text:span text:style-name="T86">+</text:span><text:span text:style-name="T87"><text:line-break/></text:span><text:span text:style-name="T88">8</text:span><text:span text:style-name="T89">« Ne fermez pas votre coe</text:span><text:span text:style-name="T90">u</text:span><text:span text:style-name="T91">r comme au désert,</text:span><text:span text:style-name="T92"><text:line-break/></text:span><text:span text:style-name="T93">comme au jour de tentati</text:span><text:span text:style-name="T94">o</text:span><text:span text:style-name="T95">n et de défi,</text:span><text:span text:style-name="T96"><text:line-break/></text:span><text:span text:style-name="T97">9</text:span><text:span text:style-name="T98">où vos pères m'ont t</text:span><text:span text:style-name="T99">ent</text:span><text:span text:style-name="T100">é</text:span><text:span text:style-name="T101"> et provoqué,</text:span><text:span text:style-name="T102"><text:line-break/></text:span><text:span text:style-name="T103">et pourtant ils avaient v</text:span><text:span text:style-name="T104">u</text:span><text:span text:style-name="T105"> mon exploit. </text:span><text:span text:style-name="T106"><text:line-break/></text:span><text:span text:style-name="T107"><text:line-break/></text:span><text:span text:style-name="T108">10</text:span><text:span text:style-name="T109">« Quarante ans leur générati</text:span><text:span text:style-name="T110">o</text:span><text:span text:style-name="T111">n m'a déçu, </text:span><text:span text:style-name="T112">+</text:span><text:span text:style-name="T113"><text:line-break/></text:span><text:span text:style-name="T114">et j'ai dit : Ce peuple a le coe</text:span><text:span text:style-name="T115">u</text:span><text:span text:style-name="T116">r égaré,</text:span><text:span text:style-name="T117"><text:line-break/></text:span><text:span text:style-name="T118">il n'a pas conn</text:span><text:span text:style-name="T119">u</text:span><text:span text:style-name="T120"> mes chemins.</text:span><text:span text:style-name="T121"><text:line-break/></text:span><text:span text:style-name="T122">11</text:span><text:span text:style-name="T123">Dans ma colère, j'en ai f</text:span><text:span text:style-name="T124">a</text:span><text:span text:style-name="T125">it le serment :</text:span><text:span text:style-name="T126"><text:line-break/></text:span><text:span text:style-name="T127">Jamais ils n'entrer</text:span><text:span text:style-name="T128">o</text:span><text:span text:style-name="T129">nt dans mon rep</text:span><text:span text:style-name="T130">os. » </text:span></text:p>
      </text:section>
      <text:section text:name="Sect3" text:style-name="S3">
        <text:p text:style-name="P131"/>
        <text:p text:style-name="P132"/>
        <text:h text:style-name="P133" text:outline-level="4">HYMNE : J’AI VU L’EAU VIVE</text:h>
      </text:section>
      <text:section text:name="Sect4" text:style-name="S4">
        <text:soft-page-break/>
        <text:p text:style-name="P134">CFC — CNPL</text:p>
        <text:p text:style-name="P135">J’ai vu l’eau vive <text:line-break/>jaillissant du cœur du Christ, alléluia ! <text:line-break/>Tous ceux que lave cette eau <text:line-break/>seront sauvés et chanteront : alléluia ! <text:line-break/><text:line-break/>J’ai vu la source <text:line-break/>devenir un fleuve immense, alléluia ! <text:line-break/>Les fils de<text:s/>Dieu rassemblés <text:line-break/>chantaient leur joie d’être sauvés, alléluia ! <text:line-break/><text:line-break/>J’ai vu le Temple <text:line-break/>désormais s’ouvrir à tous, alléluia ! <text:line-break/>Le Christ revient victorieux, <text:line-break/>montrant la plaie de son côté, alléluia ! <text:line-break/><text:line-break/>J’ai vu le Verbe <text:line-break/>nous donner la paix de Dieu, alléluia ! <text:line-break/>Tous ceux qui croient en son nom <text:line-break/>seront sauvés et chanteront : alléluia !<text:line-break/></text:p>
      </text:section>
      <text:section text:name="Sect5" text:style-name="S5">
        <text:soft-page-break/>
        <text:h text:style-name="P136" text:outline-level="4">ANTIENNE</text:h>
        <text:p text:style-name="P137">Christ est ressuscité, alléluia. Sa lumière a resplendi, alléluia, sur le peuple racheté par son sang.</text:p>
        <text:h text:style-name="P138" text:outline-level="4">PSAUME : 62</text:h>
        <text:p text:style-name="P139"><text:span text:style-name="T140">2</text:span><text:span text:style-name="T141">Dieu, tu es mon Dieu, je te ch</text:span><text:span text:style-name="T142">e</text:span><text:span text:style-name="T143">rche dès l’aube : *</text:span><text:span text:style-name="T144"><text:line-break/></text:span><text:span text:style-name="T145">m</text:span><text:span text:style-name="T146">on âme a s</text:span><text:span text:style-name="T147">o</text:span><text:span text:style-name="T148">if de toi ;</text:span><text:span text:style-name="T149"><text:line-break/></text:span><text:span text:style-name="T150">après toi langu</text:span><text:span text:style-name="T151">i</text:span><text:span text:style-name="T152">t ma chair,</text:span><text:span text:style-name="T153"><text:line-break/></text:span><text:span text:style-name="T154">terre aride, altér</text:span><text:span text:style-name="T155">é</text:span><text:span text:style-name="T156">e, sans eau.</text:span><text:span text:style-name="T157"><text:line-break/></text:span><text:span text:style-name="T158"><text:line-break/></text:span><text:span text:style-name="T159">3</text:span><text:span text:style-name="T160">Je t’ai contempl</text:span><text:span text:style-name="T161">é</text:span><text:span text:style-name="T162"> au sanctuaire,</text:span><text:span text:style-name="T163"><text:line-break/></text:span><text:span text:style-name="T164">j’ai vu ta f</text:span><text:span text:style-name="T165">o</text:span><text:span text:style-name="T166">rce et ta gloire.</text:span><text:span text:style-name="T167"><text:line-break/></text:span><text:span text:style-name="T168">4</text:span><text:span text:style-name="T169">Ton amour vaut mie</text:span><text:span text:style-name="T170">u</text:span><text:span text:style-name="T171">x que la vie :</text:span><text:span text:style-name="T172"><text:line-break/></text:span><text:span text:style-name="T173">tu seras la lou</text:span><text:span text:style-name="T174">a</text:span><text:span text:style-name="T175">nge de mes lèvres !</text:span><text:span text:style-name="T176"><text:line-break/></text:span><text:span text:style-name="T177"><text:line-break/></text:span><text:span text:style-name="T178">5</text:span><text:span text:style-name="T179">Toute ma vie je v</text:span><text:span text:style-name="T180">a</text:span><text:span text:style-name="T181">is te bénir,</text:span><text:span text:style-name="T182"><text:line-break/></text:span><text:span text:style-name="T183">lever les mains en invoqu</text:span><text:span text:style-name="T184">a</text:span><text:span text:style-name="T185">nt ton nom.</text:span><text:span text:style-name="T186"><text:line-break/></text:span><text:span text:style-name="T187">6</text:span><text:span text:style-name="T188">Comme par un festin je ser</text:span><text:span text:style-name="T189">a</text:span><text:span text:style-name="T190">i rassasié ;</text:span><text:span text:style-name="T191"><text:line-break/></text:span><text:span text:style-name="T192">la joie sur les lèvres, je dir</text:span><text:span text:style-name="T193">a</text:span><text:span text:style-name="T194">i ta louange.</text:span><text:span text:style-name="T195"><text:line-break/></text:span><text:span text:style-name="T196"><text:line-break/></text:span><text:span text:style-name="T197">7</text:span><text:span text:style-name="T198">Dans la nuit, je me souvi</text:span><text:span text:style-name="T199">e</text:span><text:span text:style-name="T200">ns de toi</text:span><text:span text:style-name="T201"><text:line-break/></text:span><text:span text:style-name="T202">et je reste des he</text:span><text:span text:style-name="T203">u</text:span><text:span text:style-name="T204">res à te parler.</text:span><text:span text:style-name="T205"><text:line-break/></text:span><text:span text:style-name="T206">8</text:span><text:span text:style-name="T207">Oui, tu es ven</text:span><text:span text:style-name="T208">u</text:span><text:span text:style-name="T209"> à mon secours :</text:span><text:span text:style-name="T210"><text:line-break/></text:span><text:span text:style-name="T211">je crie de joie à l’</text:span><text:span text:style-name="T212">o</text:span><text:span text:style-name="T213">mbre</text:span><text:span text:style-name="T214"><text:s/>de tes ailes.</text:span><text:span text:style-name="T215"><text:line-break/></text:span><text:span text:style-name="T216">9</text:span><text:span text:style-name="T217">Mon âme s’att</text:span><text:span text:style-name="T218">a</text:span><text:span text:style-name="T219">che à toi,</text:span><text:span text:style-name="T220"><text:line-break/></text:span><text:span text:style-name="T221">ta main dr</text:span><text:span text:style-name="T222">o</text:span><text:span text:style-name="T223">ite me soutient.</text:span><text:span text:style-name="T224"><text:line-break/></text:span><text:span text:style-name="T225">[10-12]</text:span><text:span text:style-name="T226"><text:line-break/></text:span></text:p>
      </text:section>
      <text:section text:name="Sect6" text:style-name="S6">
        <text:soft-page-break/>
        <text:h text:style-name="P227" text:outline-level="4">ANTIENNE</text:h>
        <text:p text:style-name="P228">Notre Sauveur s’est levé de son tombeau ; bénissons notre Dieu, alléluia !</text:p>
        <text:h text:style-name="P229" text:outline-level="4">PSAUME : CANTIQUE DES TROIS ENFANTS (DN 3)</text:h>
        <text:p text:style-name="P230"><text:span text:style-name="T231">57</text:span><text:span text:style-name="T232">Toutes les oe</text:span><text:span text:style-name="T233">u</text:span><text:span text:style-name="T234">vres du Seigneur,</text:span><text:span text:style-name="T235"><text:line-break/></text:span><text:span text:style-name="T236">bénissez le Seig</text:span><text:span text:style-name="T237">neur :</text:span><text:span text:style-name="T238"><text:line-break/></text:span><text:span text:style-name="T239">A lui, haute gloire, louange éternelle !</text:span><text:span text:style-name="T240"><text:line-break/></text:span><text:span text:style-name="T241"><text:line-break/></text:span><text:span text:style-name="T242">58</text:span><text:span text:style-name="T243">Vous, les </text:span><text:span text:style-name="T244">a</text:span><text:span text:style-name="T245">nges du Seigneur,</text:span><text:span text:style-name="T246"><text:line-break/></text:span><text:span text:style-name="T247">bénissez le Seigneur :</text:span><text:span text:style-name="T248"><text:line-break/></text:span><text:span text:style-name="T249">A lui, haute gloire, louange éternelle !</text:span><text:span text:style-name="T250"><text:line-break/></text:span><text:span text:style-name="T251"><text:line-break/></text:span><text:span text:style-name="T252">59</text:span><text:span text:style-name="T253">Vo</text:span><text:span text:style-name="T254">u</text:span><text:span text:style-name="T255">s, les cieux,</text:span><text:span text:style-name="T256"><text:line-break/></text:span><text:span text:style-name="T257">bénissez le Seigneur,</text:span><text:span text:style-name="T258"><text:line-break/></text:span><text:span text:style-name="T259">60</text:span><text:span text:style-name="T260">et vous, les ea</text:span><text:span text:style-name="T261">u</text:span><text:span text:style-name="T262">x par-dessus le ciel,</text:span><text:span text:style-name="T263"><text:line-break/></text:span><text:span text:style-name="T264">bénissez le<text:s/></text:span><text:span text:style-name="T265">Seigneur,</text:span><text:span text:style-name="T266"><text:line-break/></text:span><text:span text:style-name="T267">61</text:span><text:span text:style-name="T268">et toutes les puiss</text:span><text:span text:style-name="T269">a</text:span><text:span text:style-name="T270">nces du Seigneur,</text:span><text:span text:style-name="T271"><text:line-break/></text:span><text:span text:style-name="T272">bénissez le Seigneur !</text:span><text:span text:style-name="T273"><text:line-break/></text:span><text:span text:style-name="T274"><text:line-break/></text:span><text:span text:style-name="T275">62</text:span><text:span text:style-name="T276">Et vous, le sol</text:span><text:span text:style-name="T277">e</text:span><text:span text:style-name="T278">il et la lune,</text:span><text:span text:style-name="T279"><text:line-break/></text:span><text:span text:style-name="T280">bénissez le Seigneur,</text:span><text:span text:style-name="T281"><text:line-break/></text:span><text:span text:style-name="T282">63</text:span><text:span text:style-name="T283">et vous, les </text:span><text:span text:style-name="T284">a</text:span><text:span text:style-name="T285">stres du ciel,</text:span><text:span text:style-name="T286"><text:line-break/></text:span><text:span text:style-name="T287">bénissez le Seigneur,</text:span><text:span text:style-name="T288"><text:line-break/></text:span><text:span text:style-name="T289">64</text:span><text:span text:style-name="T290">vous toutes, plu</text:span><text:span text:style-name="T291">i</text:span><text:span text:style-name="T292">es et rosées,</text:span><text:span text:style-name="T293"><text:line-break/></text:span><text:span text:style-name="T294">bénissez le Seigneur !</text:span><text:span text:style-name="T295"><text:line-break/></text:span><text:span text:style-name="T296"><text:line-break/></text:span><text:span text:style-name="T297">65</text:span><text:span text:style-name="T298">Vous tous, so</text:span><text:span text:style-name="T299">u</text:span><text:span text:style-name="T300">f</text:span><text:span text:style-name="T301">fles et vents,</text:span><text:span text:style-name="T302"><text:line-break/></text:span><text:span text:style-name="T303">bénissez le Seigneur,</text:span><text:span text:style-name="T304"><text:line-break/></text:span><text:span text:style-name="T305">66</text:span><text:span text:style-name="T306">et vous, le fe</text:span><text:span text:style-name="T307">u</text:span><text:span text:style-name="T308"> et la chaleur,</text:span><text:span text:style-name="T309"><text:line-break/></text:span><text:span text:style-name="T310">bénissez le Seigneur,</text:span><text:span text:style-name="T311"><text:line-break/></text:span><text:span text:style-name="T312">67</text:span><text:span text:style-name="T313">et vous, la fraîche</text:span><text:span text:style-name="T314">u</text:span><text:span text:style-name="T315">r et le froid,</text:span><text:span text:style-name="T316"><text:line-break/></text:span><text:span text:style-name="T317">bénissez le Seigneur !</text:span><text:span text:style-name="T318"><text:line-break/></text:span><text:span text:style-name="T319"><text:line-break/></text:span><text:span text:style-name="T320">68</text:span><text:span text:style-name="T321">Et vous, le g</text:span><text:span text:style-name="T322">i</text:span><text:span text:style-name="T323">vre et la rosée,</text:span><text:span text:style-name="T324"><text:line-break/></text:span><text:span text:style-name="T325">bénissez le Seigneur,</text:span><text:span text:style-name="T326"><text:line-break/></text:span><text:span text:style-name="T327">69</text:span><text:span text:style-name="T328">et vous, le g</text:span><text:span text:style-name="T329">e</text:span><text:span text:style-name="T330">l et le froid,</text:span><text:span text:style-name="T331"><text:line-break/></text:span><text:span text:style-name="T332">bénissez le Seign</text:span><text:span text:style-name="T333">eur,</text:span><text:span text:style-name="T334"><text:line-break/></text:span><text:span text:style-name="T335">70</text:span><text:span text:style-name="T336">et vous, la gl</text:span><text:span text:style-name="T337">a</text:span><text:span text:style-name="T338">ce et la neige,</text:span><text:span text:style-name="T339"><text:line-break/></text:span><text:span text:style-name="T340">bénissez le Seigneur !</text:span><text:span text:style-name="T341"><text:line-break/></text:span><text:span text:style-name="T342"><text:line-break/></text:span><text:span text:style-name="T343">71</text:span><text:span text:style-name="T344">Et vous, les nu</text:span><text:span text:style-name="T345">i</text:span><text:span text:style-name="T346">ts et les jours,</text:span><text:span text:style-name="T347"><text:line-break/></text:span><text:span text:style-name="T348">bénissez le Seigneur,</text:span><text:span text:style-name="T349"><text:line-break/></text:span><text:span text:style-name="T350">72</text:span><text:span text:style-name="T351">et vous, la lumi</text:span><text:span text:style-name="T352">è</text:span><text:span text:style-name="T353">re et les ténèbres,</text:span><text:span text:style-name="T354"><text:line-break/></text:span><text:span text:style-name="T355">bénissez le Seigneur,</text:span><text:span text:style-name="T356"><text:line-break/></text:span><text:span text:style-name="T357">73</text:span><text:span text:style-name="T358">et vous, les écl</text:span><text:span text:style-name="T359">a</text:span><text:span text:style-name="T360">irs, les nuées,</text:span><text:span text:style-name="T361"><text:line-break/></text:span><text:span text:style-name="T362">bénissez le Seigneur :</text:span><text:span text:style-name="T363"><text:line-break/></text:span><text:span text:style-name="T364">A lui, haute gloir</text:span><text:span text:style-name="T365">e, louange éternelle !</text:span><text:span text:style-name="T366"><text:line-break/></text:span><text:span text:style-name="T367"><text:line-break/></text:span><text:span text:style-name="T368">74</text:span><text:span text:style-name="T369">Que la terre bén</text:span><text:span text:style-name="T370">i</text:span><text:span text:style-name="T371">sse le Seigneur :</text:span><text:span text:style-name="T372"><text:line-break/></text:span><text:span text:style-name="T373">A lui, haute gloire, louange éternelle !</text:span><text:span text:style-name="T374"><text:line-break/></text:span><text:span text:style-name="T375"><text:line-break/></text:span><text:soft-page-break/><text:span text:style-name="T376">75</text:span><text:span text:style-name="T377">Et vous, mont</text:span><text:span text:style-name="T378">a</text:span><text:span text:style-name="T379">gnes et collines,</text:span><text:span text:style-name="T380"><text:line-break/></text:span><text:span text:style-name="T381">bénissez le Seigneur,</text:span><text:span text:style-name="T382"><text:line-break/></text:span><text:span text:style-name="T383">76</text:span><text:span text:style-name="T384">et vous, les pl</text:span><text:span text:style-name="T385">a</text:span><text:span text:style-name="T386">ntes de la terre,</text:span><text:span text:style-name="T387"><text:line-break/></text:span><text:span text:style-name="T388">bénissez le Seigneur,</text:span><text:span text:style-name="T389"><text:line-break/></text:span><text:span text:style-name="T390">77</text:span><text:span text:style-name="T391">et vous, so</text:span><text:span text:style-name="T392">u</text:span><text:span text:style-name="T393">rces et fontaines,</text:span><text:span text:style-name="T394"><text:line-break/></text:span><text:span text:style-name="T395">béniss</text:span><text:span text:style-name="T396">ez le Seigneur !</text:span><text:span text:style-name="T397"><text:line-break/></text:span><text:span text:style-name="T398"><text:line-break/></text:span><text:span text:style-name="T399">78</text:span><text:span text:style-name="T400">Et vous, océ</text:span><text:span text:style-name="T401">a</text:span><text:span text:style-name="T402">ns et rivières,</text:span><text:span text:style-name="T403"><text:line-break/></text:span><text:span text:style-name="T404">bénissez le Seigneur,</text:span><text:span text:style-name="T405"><text:line-break/></text:span><text:span text:style-name="T406">79</text:span><text:span text:style-name="T407">baleines et b</text:span><text:span text:style-name="T408">ê</text:span><text:span text:style-name="T409">tes de la mer,</text:span><text:span text:style-name="T410"><text:line-break/></text:span><text:span text:style-name="T411">bénissez le Seigneur,</text:span><text:span text:style-name="T412"><text:line-break/></text:span><text:span text:style-name="T413">80</text:span><text:span text:style-name="T414">vous tous, les oisea</text:span><text:span text:style-name="T415">u</text:span><text:span text:style-name="T416">x dans le ciel,</text:span><text:span text:style-name="T417"><text:line-break/></text:span><text:span text:style-name="T418">bénissez le Seigneur,</text:span><text:span text:style-name="T419"><text:line-break/></text:span><text:span text:style-name="T420">81</text:span><text:span text:style-name="T421">vous tous, fa</text:span><text:span text:style-name="T422">u</text:span><text:span text:style-name="T423">ves et troupeaux</text:span><text:span text:style-name="T424"><text:line-break/></text:span><text:span text:style-name="T425">bénissez le Seigneur :</text:span><text:span text:style-name="T426"><text:line-break/></text:span><text:span text:style-name="T427">A lui, haute<text:s/></text:span><text:span text:style-name="T428">gloire, louange éternelle !</text:span><text:span text:style-name="T429"><text:line-break/></text:span><text:span text:style-name="T430"><text:line-break/></text:span><text:span text:style-name="T431">82</text:span><text:span text:style-name="T432">Et vous, les enf</text:span><text:span text:style-name="T433">a</text:span><text:span text:style-name="T434">nts des hommes,</text:span><text:span text:style-name="T435"><text:line-break/></text:span><text:span text:style-name="T436">bénissez le Seigneur :</text:span><text:span text:style-name="T437"><text:line-break/></text:span><text:span text:style-name="T438">A lui, haute gloire, louange éternelle !</text:span><text:span text:style-name="T439"><text:line-break/></text:span><text:span text:style-name="T440"><text:line-break/></text:span><text:span text:style-name="T441">83</text:span><text:span text:style-name="T442">T</text:span><text:span text:style-name="T443">o</text:span><text:span text:style-name="T444">i, Israël,</text:span><text:span text:style-name="T445"><text:line-break/></text:span><text:span text:style-name="T446">bénis le Seigneur,</text:span><text:span text:style-name="T447"><text:line-break/></text:span><text:span text:style-name="T448">84</text:span><text:span text:style-name="T449">Et vo</text:span><text:span text:style-name="T450">u</text:span><text:span text:style-name="T451">s, les prêtres,</text:span><text:span text:style-name="T452"><text:line-break/></text:span><text:span text:style-name="T453">bénissez le Seigneur,</text:span><text:span text:style-name="T454"><text:line-break/></text:span><text:span text:style-name="T455">85</text:span><text:span text:style-name="T456">vo</text:span><text:span text:style-name="T457">u</text:span><text:span text:style-name="T458">s, ses serviteurs,</text:span><text:span text:style-name="T459"><text:line-break/></text:span><text:span text:style-name="T460">bénissez le Seigneur !</text:span><text:span text:style-name="T461"><text:line-break/></text:span><text:span text:style-name="T462"><text:line-break/></text:span><text:span text:style-name="T463">86</text:span><text:span text:style-name="T464">Les esprits et les </text:span><text:span text:style-name="T465">â</text:span><text:span text:style-name="T466">mes des justes,</text:span><text:span text:style-name="T467"><text:line-break/></text:span><text:span text:style-name="T468">bénissez le Seigneur,</text:span><text:span text:style-name="T469"><text:line-break/></text:span><text:span text:style-name="T470">87</text:span><text:span text:style-name="T471">les saints et les h</text:span><text:span text:style-name="T472">u</text:span><text:span text:style-name="T473">mbles de coeur,</text:span><text:span text:style-name="T474"><text:line-break/></text:span><text:span text:style-name="T475">bénissez le Seigneur,</text:span><text:span text:style-name="T476"><text:line-break/></text:span><text:span text:style-name="T477">88</text:span><text:span text:style-name="T478">Ananias, Azari</text:span><text:span text:style-name="T479">a</text:span><text:span text:style-name="T480">s et Misaël,</text:span><text:span text:style-name="T481"><text:line-break/></text:span><text:span text:style-name="T482">bénissez le Seigneur :</text:span><text:span text:style-name="T483"><text:line-break/></text:span><text:span text:style-name="T484">A lui, haute gloire, louange éternelle !</text:span><text:span text:style-name="T485"><text:line-break/></text:span><text:span text:style-name="T486"><text:line-break/></text:span><text:span text:style-name="T487">Bénissons le Père, le F</text:span><text:span text:style-name="T488">i</text:span><text:span text:style-name="T489">ls et l'Esprit S</text:span><text:span text:style-name="T490">aint :</text:span><text:span text:style-name="T491"><text:line-break/></text:span><text:span text:style-name="T492">A lui, haute gloire, louange éternelle !</text:span><text:span text:style-name="T493"><text:line-break/></text:span><text:span text:style-name="T494">56</text:span><text:span text:style-name="T495">Béni sois-tu, Seigneur, au firmam</text:span><text:span text:style-name="T496">e</text:span><text:span text:style-name="T497">nt du ciel :</text:span><text:span text:style-name="T498"><text:line-break/></text:span><text:span text:style-name="T499">A toi, haute gloire, louange éternelle !</text:span><text:span text:style-name="T500"><text:line-break/></text:span></text:p>
      </text:section>
      <text:section text:name="Sect7" text:style-name="S7">
        <text:soft-page-break/>
        <text:h text:style-name="P501" text:outline-level="4">ANTIENNE</text:h>
        <text:p text:style-name="P502">Comme il nous l’avait dit, alléluia, le Seigneur est ressuscité, alléluia !</text:p>
        <text:h text:style-name="P503" text:outline-level="4">PSAUME : 149</text:h>
        <text:p text:style-name="P504"><text:span text:style-name="T505">1</text:span><text:span text:style-name="T506">Chantez au Seigne</text:span><text:span text:style-name="T507">u</text:span><text:span text:style-name="T508">r un chant nouveau,</text:span><text:span text:style-name="T509"><text:line-break/></text:span><text:span text:style-name="T510">louez-le dans l’assembl</text:span><text:span text:style-name="T511">é</text:span><text:span text:style-name="T512">e de ses fidèles !</text:span><text:span text:style-name="T513"><text:line-break/></text:span><text:span text:style-name="T514">2</text:span><text:span text:style-name="T515">En Israël, j</text:span><text:span text:style-name="T516">o</text:span><text:span text:style-name="T517">ie pour son créateur ;</text:span><text:span text:style-name="T518"><text:line-break/></text:span><text:span text:style-name="T519">dans Sion, allégr</text:span><text:span text:style-name="T520">e</text:span><text:span text:style-name="T521">sse pour son Roi !</text:span><text:span text:style-name="T522"><text:line-break/></text:span><text:span text:style-name="T523">3</text:span><text:span text:style-name="T524">Dansez à la lou</text:span><text:span text:style-name="T525">a</text:span><text:span text:style-name="T526">nge de son nom,</text:span><text:span text:style-name="T527"><text:line-break/></text:span><text:span text:style-name="T528">jouez pour lui, tambour</text:span><text:span text:style-name="T529">i</text:span><text:span text:style-name="T530">ns et cithares !</text:span><text:span text:style-name="T531"><text:line-break/></text:span><text:soft-page-break/><text:span text:style-name="T532"><text:line-break/></text:span><text:span text:style-name="T533">4</text:span><text:span text:style-name="T534">Car le Seigneur </text:span><text:span text:style-name="T535">a</text:span><text:span text:style-name="T536">ime son peuple,</text:span><text:span text:style-name="T537"><text:line-break/></text:span><text:span text:style-name="T538">il donne<text:s/></text:span><text:span text:style-name="T539">aux humbles l’écl</text:span><text:span text:style-name="T540">a</text:span><text:span text:style-name="T541">t de la victoire.</text:span><text:span text:style-name="T542"><text:line-break/></text:span><text:span text:style-name="T543">5</text:span><text:span text:style-name="T544">Que les fidèles ex</text:span><text:span text:style-name="T545">u</text:span><text:span text:style-name="T546">ltent, glorieux,</text:span><text:span text:style-name="T547"><text:line-break/></text:span><text:span text:style-name="T548">criant leur joie à l’he</text:span><text:span text:style-name="T549">u</text:span><text:span text:style-name="T550">re du triomphe.</text:span><text:span text:style-name="T551"><text:line-break/></text:span><text:span text:style-name="T552">6</text:span><text:span text:style-name="T553">Qu’ils proclament les él</text:span><text:span text:style-name="T554">o</text:span><text:span text:style-name="T555">ges de Dieu,</text:span><text:span text:style-name="T556"><text:line-break/></text:span><text:span text:style-name="T557">tenant en main l’ép</text:span><text:span text:style-name="T558">é</text:span><text:span text:style-name="T559">e à deux tranchants.</text:span><text:span text:style-name="T560"><text:line-break/></text:span><text:span text:style-name="T561"><text:line-break/></text:span><text:span text:style-name="T562">7</text:span><text:span text:style-name="T563">Tirer venge</text:span><text:span text:style-name="T564">a</text:span><text:span text:style-name="T565">nce des nations,</text:span><text:span text:style-name="T566"><text:line-break/></text:span><text:span text:style-name="T567">infliger aux pe</text:span><text:span text:style-name="T568">u</text:span><text:span text:style-name="T569">ples un châtimen</text:span><text:span text:style-name="T570">t,</text:span><text:span text:style-name="T571"><text:line-break/></text:span><text:span text:style-name="T572">8</text:span><text:span text:style-name="T573">charger de ch</text:span><text:span text:style-name="T574">a</text:span><text:span text:style-name="T575">înes les rois,</text:span><text:span text:style-name="T576"><text:line-break/></text:span><text:span text:style-name="T577">jeter les pr</text:span><text:span text:style-name="T578">i</text:span><text:span text:style-name="T579">nces dans les fers,</text:span><text:span text:style-name="T580"><text:line-break/></text:span><text:span text:style-name="T581">9</text:span><text:span text:style-name="T582">leur appliquer la sent</text:span><text:span text:style-name="T583">e</text:span><text:span text:style-name="T584">nce écrite,</text:span><text:span text:style-name="T585"><text:line-break/></text:span><text:span text:style-name="T586">c’est la fiert</text:span><text:span text:style-name="T587">é</text:span><text:span text:style-name="T588"> de ses fidèles.</text:span><text:span text:style-name="T589"><text:line-break/></text:span></text:p>
      </text:section>
      <text:section text:name="Sect8" text:style-name="S8">
        <text:soft-page-break/>
        <text:h text:style-name="P590" text:outline-level="4">PAROLE DE DIEU : (RM 8, 10-11)</text:h>
        <text:p text:style-name="P591">Si le Christ est en vous, votre corps a beau être voué à la mort à cause du péché,<text:s/>l’Esprit est votre vie, parce que vous êtes devenus des justes. Et si l’Esprit de celui qui a ressuscité Jésus d’entre les morts habite en vous, celui qui a ressuscité Jésus d’entre les morts donnera aussi la vie à vos corps mortels par son Esprit qui habite en vous.</text:p>
        <text:h text:style-name="P592" text:outline-level="4">RÉPONS</text:h>
        <text:p text:style-name="P593">R/ Voici le jour que fit le Seigneur, <text:line-break/>jour de fête et de joie.<text:line-break/>V/ Du silence du tombeau <text:line-break/>est monté un chant nouveau. R/<text:line-break/>V/ L’Église chante son Seigneur <text:line-break/>et Dieu habite les louanges de son peuple. R/<text:line-break/></text:p>
      </text:section>
      <text:section text:name="Sect9" text:style-name="S9">
        <text:soft-page-break/>
        <text:h text:style-name="P594" text:outline-level="4">ANTIENNE DE ZACHARIE</text:h>
        <text:p text:style-name="P595">Jésus vint au<text:s/>milieu de ses disciples ; il leur dit : La paix soit avec vous. Alléluia !</text:p>
        <text:h text:style-name="P596" text:outline-level="4">CANTIQUE DE ZACHARIE (LC 1)</text:h>
        <text:p text:style-name="P597"><text:span text:style-name="T598">68</text:span><text:span text:style-name="T599">Béni soit le Seigneur, le Die</text:span><text:span text:style-name="T600">u</text:span><text:span text:style-name="T601"> d'Israël,</text:span><text:span text:style-name="T602"><text:line-break/></text:span><text:span text:style-name="T603">qui visite et rach</text:span><text:span text:style-name="T604">è</text:span><text:span text:style-name="T605">te son peuple.</text:span><text:span text:style-name="T606"><text:line-break/></text:span><text:span text:style-name="T607"><text:line-break/></text:span><text:span text:style-name="T608">69</text:span><text:span text:style-name="T609">Il a fait surgir la f</text:span><text:span text:style-name="T610">o</text:span><text:span text:style-name="T611">rce qui nous sauve</text:span><text:span text:style-name="T612"><text:line-break/></text:span><text:span text:style-name="T613">dans la maison de Dav</text:span><text:span text:style-name="T614">i</text:span><text:span text:style-name="T615">d, son ser</text:span><text:span text:style-name="T616">viteur,</text:span><text:span text:style-name="T617"><text:line-break/></text:span><text:span text:style-name="T618"><text:line-break/></text:span><text:span text:style-name="T619">70</text:span><text:span text:style-name="T620">comme il l'avait dit par la bo</text:span><text:span text:style-name="T621">u</text:span><text:span text:style-name="T622">che des saints,</text:span><text:span text:style-name="T623"><text:line-break/></text:span><text:span text:style-name="T624">par ses prophètes, depuis les t</text:span><text:span text:style-name="T625">e</text:span><text:span text:style-name="T626">mps anciens :</text:span><text:span text:style-name="T627"><text:line-break/></text:span><text:span text:style-name="T628"><text:line-break/></text:span><text:span text:style-name="T629">71</text:span><text:span text:style-name="T630">salut qui nous arr</text:span><text:span text:style-name="T631">a</text:span><text:span text:style-name="T632">che à l'ennemi,</text:span><text:span text:style-name="T633"><text:line-break/></text:span><text:span text:style-name="T634">à la main de to</text:span><text:span text:style-name="T635">u</text:span><text:span text:style-name="T636">s nos oppresseurs,</text:span><text:span text:style-name="T637"><text:line-break/></text:span><text:span text:style-name="T638"><text:line-break/></text:span><text:span text:style-name="T639">72</text:span><text:span text:style-name="T640">amour qu'il m</text:span><text:span text:style-name="T641">o</text:span><text:span text:style-name="T642">ntre envers nos pères,</text:span><text:span text:style-name="T643"><text:line-break/></text:span><text:span text:style-name="T644">mémoire de son alli</text:span><text:span text:style-name="T645">a</text:span><text:span text:style-name="T646">nce sainte,</text:span><text:span text:style-name="T647"><text:line-break/></text:span><text:span text:style-name="T648"><text:line-break/></text:span><text:span text:style-name="T649">73</text:span><text:span text:style-name="T650">serm</text:span><text:span text:style-name="T651">ent juré à notre p</text:span><text:span text:style-name="T652">è</text:span><text:span text:style-name="T653">re Abraham</text:span><text:span text:style-name="T654"><text:line-break/></text:span><text:span text:style-name="T655">de nous r</text:span><text:span text:style-name="T656">e</text:span><text:span text:style-name="T657">ndre sans crainte,</text:span><text:span text:style-name="T658"><text:line-break/></text:span><text:soft-page-break/><text:span text:style-name="T659"><text:line-break/></text:span><text:span text:style-name="T660">74</text:span><text:span text:style-name="T661">afin que, délivrés de la main des ennemis, +</text:span><text:span text:style-name="T662"><text:line-break/></text:span><text:span text:style-name="T663">75</text:span><text:span text:style-name="T664">nous le servions dans la just</text:span><text:span text:style-name="T665">i</text:span><text:span text:style-name="T666">ce et la sainteté,</text:span><text:span text:style-name="T667"><text:line-break/></text:span><text:span text:style-name="T668">en sa présence, tout au l</text:span><text:span text:style-name="T669">o</text:span><text:span text:style-name="T670">ng de nos jours.</text:span><text:span text:style-name="T671"><text:line-break/></text:span><text:span text:style-name="T672"><text:line-break/></text:span><text:span text:style-name="T673">76</text:span><text:span text:style-name="T674">Et toi, petit enfant, tu seras appelé</text:span><text:span text:style-name="T675"><text:line-break/></text:span><text:span text:style-name="T676">proph</text:span><text:span text:style-name="T677">è</text:span><text:span text:style-name="T678">te du<text:s/></text:span><text:span text:style-name="T679">Très-Haut : *</text:span><text:span text:style-name="T680"><text:line-break/></text:span><text:span text:style-name="T681">tu marcheras devant, à la face du Seigneur,</text:span><text:span text:style-name="T682"><text:line-break/></text:span><text:span text:style-name="T683">et tu préparer</text:span><text:span text:style-name="T684">a</text:span><text:span text:style-name="T685">s ses chemins</text:span><text:span text:style-name="T686"><text:line-break/></text:span><text:span text:style-name="T687"><text:line-break/></text:span><text:span text:style-name="T688">77</text:span><text:span text:style-name="T689">pour donner à son peuple de conn</text:span><text:span text:style-name="T690">a</text:span><text:span text:style-name="T691">ître le salut</text:span><text:span text:style-name="T692"><text:line-break/></text:span><text:span text:style-name="T693">par la rémissi</text:span><text:span text:style-name="T694">o</text:span><text:span text:style-name="T695">n de ses péchés,</text:span><text:span text:style-name="T696"><text:line-break/></text:span><text:span text:style-name="T697"><text:line-break/></text:span><text:span text:style-name="T698">78</text:span><text:span text:style-name="T699">grâce à la tendresse, à l'amo</text:span><text:span text:style-name="T700">u</text:span><text:span text:style-name="T701">r de notre Dieu,</text:span><text:span text:style-name="T702"><text:line-break/></text:span><text:span text:style-name="T703">quand nous visite l'</text:span><text:span text:style-name="T704">a</text:span><text:span text:style-name="T705">stre d'en haut,</text:span><text:span text:style-name="T706"><text:line-break/></text:span><text:span text:style-name="T707"><text:line-break/></text:span><text:span text:style-name="T708">79</text:span><text:span text:style-name="T709">pour illuminer ceux qui habitent les ténèbres</text:span><text:span text:style-name="T710"><text:line-break/></text:span><text:span text:style-name="T711">et l'</text:span><text:span text:style-name="T712">o</text:span><text:span text:style-name="T713">mbre de la mort, *</text:span><text:span text:style-name="T714"><text:line-break/></text:span><text:span text:style-name="T715">pour conduire nos pas</text:span><text:span text:style-name="T716"><text:line-break/></text:span><text:span text:style-name="T717">au chem</text:span><text:span text:style-name="T718">i</text:span><text:span text:style-name="T719">n de la paix.</text:span><text:span text:style-name="T720"><text:line-break/></text:span></text:p>
      </text:section>
      <text:section text:name="Sect10" text:style-name="S10">
        <text:soft-page-break/>
        <text:h text:style-name="P721" text:outline-level="4">INTERCESSION</text:h>
        <text:p text:style-name="P722">Jésus ressuscité, tu réjouis ton Église par ta présence, écoute sa prière :<text:line-break/><text:line-break/>R/ Christ vainqueur, sois au milieu de nous.<text:line-break/><text:line-break/>Tu as vaincu la mort et le péché, <text:line-break/>— libère-nous des puissances du mal.<text:line-break/><text:line-break/>Viens à nous dans ta force invincible, <text:line-break/>— montre-nous la douceur de ton amour.<text:line-break/><text:line-break/>Toi seul réconcilies, toi seul régénères, <text:line-break/>— que tes baptisés changent ce monde sans justice.<text:line-break/><text:line-break/>Soutiens<text:s/>notre combat tant qu’il dure, <text:line-break/>— jusqu’à l’heure de ton retour.</text:p>
        <text:h text:style-name="P723" text:outline-level="4">NOTRE PÈRE</text:h>
        <text:h text:style-name="P724" text:outline-level="4">ORAISON</text:h>
        <text:p text:style-name="P725">Dieu qui as uni tant de peuples divers dans la même confession de ton nom, accorde à tous les baptisés d’avoir au cœur la même foi et dans la vie le même amour.</text:p>
        <text:p text:style-name="P726"/>
        <text:h text:style-name="P727" text:outline-level="4"><text:span text:style-name="T728">Bénédictio</text:span><text:span text:style-name="T729">n</text:span></text:h>
        <table:table table:style-name="Table730">
          <table:table-columns>
            <table:table-column table:style-name="TableColumn731"/>
            <table:table-column table:style-name="TableColumn732"/>
          </table:table-columns>
          <table:table-row table:style-name="TableRow733">
            <table:table-cell table:style-name="TableCell734">
              <text:p text:style-name="P735">Le Seigneur soit avec vous.</text:p>
            </table:table-cell>
            <table:table-cell table:style-name="TableCell736">
              <text:p text:style-name="P737"/>
            </table:table-cell>
          </table:table-row>
          <table:table-row table:style-name="TableRow738">
            <table:table-cell table:style-name="TableCell739">
              <text:p text:style-name="P740"/>
            </table:table-cell>
            <table:table-cell table:style-name="TableCell741">
              <text:p text:style-name="P742"><text:span text:style-name="T743">R/.</text:span><text:span text:style-name="T744"> Et avec votre esprit.</text:span></text:p>
            </table:table-cell>
          </table:table-row>
          <table:table-row table:style-name="TableRow745">
            <table:table-cell table:style-name="TableCell746">
              <text:p text:style-name="P747"/>
            </table:table-cell>
            <table:table-cell table:style-name="TableCell748">
              <text:p text:style-name="P749">Que vous bénisse Dieu tout puissant, le Père,<text:s/><text:soft-page-break/>le Fils et le Saint Esprit.</text:p>
            </table:table-cell>
          </table:table-row>
          <table:table-row table:style-name="TableRow750">
            <table:table-cell table:style-name="TableCell751">
              <text:p text:style-name="P752"/>
            </table:table-cell>
            <table:table-cell table:style-name="TableCell753">
              <text:p text:style-name="P754"><text:span text:style-name="T755">R/.</text:span><text:span text:style-name="T756"> Amen.</text:span></text:p>
            </table:table-cell>
          </table:table-row>
        </table:table>
        <text:p text:style-name="P757"/>
      </text:section>
      <text:section text:name="Sect11" text:style-name="S11"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Open Sans" svg:font-family="Open Sans" style:font-family-generic="system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agłówek4" style:display-name="Nagłówek 4" style:family="paragraph" style:parent-style-name="Nagłówek" style:next-style-name="Textbody" style:default-outline-level="4"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weł Bielecki</meta:initial-creator>
    <dc:creator>Michał Tarasiuk</dc:creator>
    <meta:creation-date>2017-03-16T17:37:00Z</meta:creation-date>
    <dc:date>2017-03-28T16:08:00Z</dc:date>
    <meta:template xlink:href="Normal.dotm" xlink:type="simple"/>
    <meta:editing-cycles>5</meta:editing-cycles>
    <meta:editing-duration>PT1500S</meta:editing-duration>
    <meta:document-statistic meta:page-count="7" meta:paragraph-count="16" meta:word-count="1176" meta:character-count="8218" meta:row-count="58" meta:non-whitespace-character-count="7058"/>
  </office:meta>
</office:document-meta>
</file>